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Standard"/>
      <text:p text:style-name="P1">Отчет</text:p>
      <text:p text:style-name="P1">(по состоянию на &amp;date time)</text:p>
      <text:p text:style-name="P1"/>
      <text:p text:style-name="P1"/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phone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it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6" meta:word-count="10" meta:character-count="49" meta:non-whitespace-character-count="45"/>
    <meta:generator>LibreOfficeDev/6.0.5.2$Linux_X86_64 LibreOffice_project/</meta:generator>
  </office:meta>
</office:document-meta>
</file>